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nsiblePatternFormatter.getTypeIdFor( final String 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xtensiblePatternFormatter.addTextRun( final Stack stack , final char pattern [ ] , int index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ExtensiblePatternFormatter.getTime( final long time , final String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blePatternFormatter.fix( final String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blePatternFormatter.format( final LogEvent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xtensiblePatternFormatter.getCategory( final String category , final String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blePatternFormatter.parse( final String patternStrin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xtensiblePatternFormatter.addPatternRun( final Stack stack , final char pattern [ ] , int index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46">
            <text:p text:style-name="Table_20_Contents">46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ExtensiblePatternFormatter.formatPatternRun( final LogEvent event , final PatternRun ru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ExtensiblePatternFormatter.append( final StringBuffer sb , final int minSize , final int maxSize , final boolean rightJustify , final String outp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xtensiblePatternFormatter.setFormat( final String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blePatternFormatter.getMessage( final String message , final String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blePatternFormatter.getStackTrace( final Throwable throwable , final String form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tensiblePatternFormatter.getPriority( final Priority priority , final String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